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he future. Our future. What will it look like? What are we working on? What are we doing? What are we doing?</text:p>
      <text:p text:style-name="Normal">What am I doing?</text:p>
      <text:p text:style-name="Normal"/>
      <text:p text:style-name="Normal">Are those futures forever beyond our reach?</text:p>
      <text:p text:style-name="Normal">No, unless you believe them to be.</text:p>
      <text:p text:style-name="Normal"/>
      <text:p text:style-name="Normal">Asking those questions is a bit useless, isn’t it? You already know the answer. You already know it. It’s deep within you.</text:p>
      <text:p text:style-name="Normal">Is it too late for the future? No. The future is just a concept. It isn’t set in stone. It can be what you want it to be, provided you put in the effort. Isn’t that right, Harmony?</text:p>
      <text:p text:style-name="Normal">The question having been answered, there’s really only one thing we need to discuss: how do we divide things? Now that we’ve only got two fields to focus on, how do we organise them? Well, it’s obvious where priority goes. The reason we have morning sessions in the first place is so that you wouldn’t die of... anxiety. But other than that, a 4:3 split in favour of writing is obvious. And to make things even more skewed, well, it so happens that we do, in fact, have a 4:3 split already implemented. Isn’t it wonderful, how things are falling into place?</text:p>
      <text:p text:style-name="Normal"/>
      <text:p text:style-name="Normal">Of course it’s scary, of course you’re scared of failing the exam and being a disgrace and all. But it’s the price to pay. And besides, it’s all within your capacities. In other words, I don’t say this often but, you can do it. At the very least... at the very least, I believe in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